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fo:font-weight="bold" style:font-weight-asian="bold" style:font-weight-complex="bold"/>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ésentation</text:p>
      <text:p text:style-name="P4"/>
      <text:p text:style-name="P1">Le groupe MADERA est spécialisé dans la production de construction en bois pour les particuliers et les collectivités. L'entreprise s'est orientée vers les constructions de maisons modulaires et écologiques en bois. La structure de ces maisons est un assemblage de différents modules, la qualité est testée et vérifiée dans le respect des normes en vigueur. Toutes les maisons modulaires modulaires MADERA respectent <text:s/>la norme HQE (Haute Qualité Environnementale).</text:p>
      <text:p text:style-name="P1">La demande du groupe est de mettre en place une application permettant de dynamiser son chiffre d'affaire et gagner des parts de marché sur ses concurrents, le groupe MADERA mise sur le lancement de cette application pour optimiser la vente des maisons modulaires. </text:p>
      <text:p text:style-name="P1"/>
      <text:p text:style-name="P5"/>
      <text:p text:style-name="P5"/>
      <text:p text:style-name="P5">Reformulation du besoin</text:p>
      <text:p text:style-name="P1"/>
      <text:p text:style-name="P2">L'application actuelle</text:p>
      <text:p text:style-name="P1"/>
      <text:p text:style-name="P1">Le constat fait par l'entreprise est la vétusté de l'application qui ne permet pas aux commerciaux de mettre en avant les maisons modulaires. Elle n'est pas maintenue régulièrement et les mises à jour tardent à venir. Les commerciaux et les fournisseurs communiquent par mail, il n'y a aucune connexion entre les fournisseurs et l'application. </text:p>
      <text:p text:style-name="P1"/>
      <text:p text:style-name="P2">Besoin du groupe</text:p>
      <text:p text:style-name="P2"/>
      <text:p text:style-name="P3">Le commercial doit présenter les maisons modulaires au client via l'application sur un support tablette ou ordinateur portable. L'application possède 3 modules majeurs qui sont la configuration, la conception des devis et les modalités de paiement. Le client dispose de plusieurs composants,qu'il va assembler pour former des modules qui vont <text:s/>construire un plan de la maison, il y a différentes gammes de produit suivant les moyens et attentes du client. Lorsque tous les modules sont positionnés, l'application doit permettre aux commerciaux de réaliser des devis prévisionnels en fonction du nombre de modules utilisés et de la configuration des gammes. Dès que le devis est accepté par le client, la commande est lancée à partir de l'application vers le fournisseur pour accélérer les dél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hur Prod'homme</meta:initial-creator>
    <meta:creation-date>2019-01-18T09:46:48.65</meta:creation-date>
    <dc:date>2019-01-18T14:52:11.85</dc:date>
    <dc:creator>Arthur Prod'homme</dc:creator>
    <meta:editing-duration>PT4H58M55S</meta:editing-duration>
    <meta:editing-cycles>19</meta:editing-cycles>
    <meta:generator>OpenOffice/4.1.3$Win32 OpenOffice.org_project/413m1$Build-9783</meta:generator>
    <meta:document-statistic meta:table-count="0" meta:image-count="0" meta:object-count="0" meta:page-count="1" meta:paragraph-count="8" meta:word-count="297" meta:character-count="1942"/>
  </office:meta>
</office:document-meta>
</file>